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184" style:family="table-cell" style:parent-style-name="Default">
      <style:text-properties fo:color="#90ee90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86" style:family="table-cell" style:parent-style-name="Default">
      <style:text-properties fo:color="#c0c0c0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189" style:family="table-cell" style:parent-style-name="Default">
      <style:table-cell-properties fo:border="none"/>
      <style:text-properties fo:color="#c0c0c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94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72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 office:value-type="string" calcext:value-type="string">
            <text:p>Water</text:p>
          </table:table-cell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 office:value-type="string" calcext:value-type="string">
            <text:p>Snow</text:p>
          </table:table-cell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 office:value-type="string" calcext:value-type="string">
            <text:p>X</text:p>
          </table:table-cell>
          <table:table-cell table:style-name="ce155"/>
          <table:table-cell table:style-name="ce163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39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96" office:value-type="string" calcext:value-type="string">
            <text:p>Coast</text:p>
          </table:table-cell>
          <table:table-cell table:style-name="ce239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O, FP</text:p>
          </table:table-cell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6" office:value-type="string" calcext:value-type="string">
            <text:p>Deser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Grass</text:p>
          </table:table-cell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 office:value-type="string" calcext:value-type="string">
            <text:p>X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96" office:value-type="string" calcext:value-type="string">
            <text:p>Fresh 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W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41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68" office:value-type="float" office:value="32" calcext:value-type="float">
            <text:p>32</text:p>
          </table:table-cell>
          <table:table-cell table:style-name="ce78" office:value-type="float" office:value="0" calcext:value-type="float">
            <text:p>0</text:p>
          </table:table-cell>
          <table:table-cell table:style-name="ce8" office:value-type="string" calcext:value-type="string">
            <text:p>Desert</text:p>
          </table:table-cell>
          <table:table-cell table:style-name="ce90" office:value-type="string" calcext:value-type="string">
            <text:p>Coast</text:p>
          </table:table-cell>
          <table:table-cell table:style-name="ce8"/>
          <table:table-cell table:style-name="ce98"/>
          <table:table-cell table:number-columns-repeated="2" table:style-name="ce109" office:value-type="string" calcext:value-type="string">
            <text:p>FW</text:p>
          </table:table-cell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4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 office:value-type="string" calcext:value-type="string">
            <text:p>Tundra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9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Broadcast tower, Police Station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96"/>
          <table:table-cell table:style-name="ce239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 office:value-type="string" calcext:value-type="string">
            <text:p>Water</text:p>
          </table:table-cell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 office:value-type="string" calcext:value-type="string">
            <text:p>Aluminum</text:p>
          </table:table-cell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Uranium</text:p>
          </table:table-cell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19"/>
        <table:table-column table:style-name="co4" table:default-cell-style-name="ce229"/>
        <table:table-column table:style-name="co5" table:default-cell-style-name="ce246"/>
        <table:table-column table:style-name="co7" table:default-cell-style-name="ce238"/>
        <table:table-column table:style-name="co8" table:default-cell-style-name="ce311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8" table:default-cell-style-name="ce246"/>
        <table:table-column table:style-name="co15" table:default-cell-style-name="ce246"/>
        <table:table-column table:style-name="co19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94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72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O, FP</text:p>
          </table:table-cell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1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33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32" office:value-type="float" office:value="2" calcext:value-type="float">
            <text:p>2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10" office:value-type="float" office:value="5" calcext:value-type="float">
            <text:p>5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32" office:value-type="float" office:value="5" calcext:value-type="float">
            <text:p>5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3" calcext:value-type="float">
            <text:p>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12" office:value-type="float" office:value="6" calcext:value-type="float">
            <text:p>6</text:p>
          </table:table-cell>
          <table:table-cell table:style-name="ce222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33" office:value-type="float" office:value="6" calcext:value-type="float">
            <text:p>6</text:p>
          </table:table-cell>
          <table:table-cell table:style-name="ce289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10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10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10" office:value-type="float" office:value="13" calcext:value-type="float">
            <text:p>13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2" office:value-type="float" office:value="13" calcext:value-type="float">
            <text:p>13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10" office:value-type="float" office:value="13" calcext:value-type="float">
            <text:p>13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2" office:value-type="float" office:value="13" calcext:value-type="float">
            <text:p>13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 office:value-type="string" calcext:value-type="string">
            <text:p><text:span text:style-name="T6">Fresh </text:span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10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10" office:value-type="float" office:value="14" calcext:value-type="float">
            <text:p>14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10" office:value-type="float" office:value="14" calcext:value-type="float">
            <text:p>14</text:p>
          </table:table-cell>
          <table:table-cell table:style-name="ce220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6" calcext:value-type="float">
            <text:p>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213" office:value-type="float" office:value="14" calcext:value-type="float">
            <text:p>14</text:p>
          </table:table-cell>
          <table:table-cell table:style-name="ce223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234" office:value-type="float" office:value="14" calcext:value-type="float">
            <text:p>14</text:p>
          </table:table-cell>
          <table:table-cell table:style-name="ce295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10" office:value-type="float" office:value="14" calcext:value-type="float">
            <text:p>14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12" office:value-type="float" office:value="14" calcext:value-type="float">
            <text:p>14</text:p>
          </table:table-cell>
          <table:table-cell table:style-name="ce222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33" office:value-type="float" office:value="14" calcext:value-type="float">
            <text:p>14</text:p>
          </table:table-cell>
          <table:table-cell table:style-name="ce289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213" office:value-type="float" office:value="23" calcext:value-type="float">
            <text:p>23</text:p>
          </table:table-cell>
          <table:table-cell table:style-name="ce223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234" office:value-type="float" office:value="23" calcext:value-type="float">
            <text:p>23</text:p>
          </table:table-cell>
          <table:table-cell table:style-name="ce295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10" office:value-type="float" office:value="21" calcext:value-type="float">
            <text:p>21</text:p>
          </table:table-cell>
          <table:table-cell table:style-name="ce220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10" office:value-type="float" office:value="21" calcext:value-type="float">
            <text:p>2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10" office:value-type="float" office:value="27" calcext:value-type="float">
            <text:p>27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10" office:value-type="float" office:value="27" calcext:value-type="float">
            <text:p>27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10" office:value-type="float" office:value="27" calcext:value-type="float">
            <text:p>27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10" office:value-type="float" office:value="21" calcext:value-type="float">
            <text:p>21</text:p>
          </table:table-cell>
          <table:table-cell table:style-name="ce220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W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12" office:value-type="float" office:value="21" calcext:value-type="float">
            <text:p>21</text:p>
          </table:table-cell>
          <table:table-cell table:style-name="ce222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33" office:value-type="float" office:value="26" calcext:value-type="float">
            <text:p>26</text:p>
          </table:table-cell>
          <table:table-cell table:style-name="ce289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0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0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32" office:value-type="float" office:value="34" calcext:value-type="float">
            <text:p>34</text:p>
          </table:table-cell>
          <table:table-cell table:style-name="ce250" office:value-type="float" office:value="12" calcext:value-type="float">
            <text:p>12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32" office:value-type="float" office:value="34" calcext:value-type="float">
            <text:p>34</text:p>
          </table:table-cell>
          <table:table-cell table:style-name="ce250" office:value-type="float" office:value="12" calcext:value-type="float">
            <text:p>1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10" office:value-type="float" office:value="28" calcext:value-type="float">
            <text:p>28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213" office:value-type="float" office:value="28" calcext:value-type="float">
            <text:p>28</text:p>
          </table:table-cell>
          <table:table-cell table:style-name="ce223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234" office:value-type="float" office:value="32" calcext:value-type="float">
            <text:p>32</text:p>
          </table:table-cell>
          <table:table-cell table:style-name="ce295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number-columns-repeated="2" table:style-name="ce109" office:value-type="string" calcext:value-type="string">
            <text:p>FW</text:p>
          </table:table-cell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<text:span text:style-name="T1">EE-</text:span>Humanism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Navigation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15"/>
          <table:table-cell table:style-name="ce225"/>
          <table:table-cell table:style-name="ce249" office:value-type="string" calcext:value-type="string">
            <text:p><text:span text:style-name="T1">EE-</text:span>Warships</text:p>
          </table:table-cell>
          <table:table-cell table:style-name="ce235" office:value-type="float" office:value="43" calcext:value-type="float">
            <text:p>43</text:p>
          </table:table-cell>
          <table:table-cell table:style-name="ce299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15" calcext:value-type="float">
            <text:p>1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15" calcext:value-type="float">
            <text:p>1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12" office:value-type="float" office:value="34" calcext:value-type="float">
            <text:p>34</text:p>
          </table:table-cell>
          <table:table-cell table:style-name="ce222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33" office:value-type="float" office:value="48" calcext:value-type="float">
            <text:p>48</text:p>
          </table:table-cell>
          <table:table-cell table:style-name="ce289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10" office:value-type="float" office:value="40" calcext:value-type="float">
            <text:p>4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10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10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10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10" office:value-type="float" office:value="40" calcext:value-type="float">
            <text:p>40</text:p>
          </table:table-cell>
          <table:table-cell table:style-name="ce22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10" office:value-type="float" office:value="40" calcext:value-type="float">
            <text:p>40</text:p>
          </table:table-cell>
          <table:table-cell table:style-name="ce22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text:span text:style-name="T7">X</text:span>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39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10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10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32" office:value-type="float" office:value="56" calcext:value-type="float">
            <text:p>56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10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16" office:value-type="float" office:value="48" calcext:value-type="float">
            <text:p>48</text:p>
          </table:table-cell>
          <table:table-cell table:style-name="ce226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35" office:value-type="float" office:value="57" calcext:value-type="float">
            <text:p>57</text:p>
          </table:table-cell>
          <table:table-cell table:style-name="ce299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10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10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10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217" office:value-type="float" office:value="49" calcext:value-type="float">
            <text:p>49</text:p>
          </table:table-cell>
          <table:table-cell table:style-name="ce227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236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10" office:value-type="float" office:value="49" calcext:value-type="float">
            <text:p>49</text:p>
          </table:table-cell>
          <table:table-cell table:style-name="ce220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217" office:value-type="float" office:value="54" calcext:value-type="float">
            <text:p>54</text:p>
          </table:table-cell>
          <table:table-cell table:style-name="ce227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236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0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0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217" office:value-type="float" office:value="55" calcext:value-type="float">
            <text:p>55</text:p>
          </table:table-cell>
          <table:table-cell table:style-name="ce227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236" office:value-type="float" office:value="63" calcext:value-type="float">
            <text:p>63</text:p>
          </table:table-cell>
          <table:table-cell table:style-name="ce303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213" office:value-type="float" office:value="54" calcext:value-type="float">
            <text:p>54</text:p>
          </table:table-cell>
          <table:table-cell table:style-name="ce223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234" office:value-type="float" office:value="62" calcext:value-type="float">
            <text:p>62</text:p>
          </table:table-cell>
          <table:table-cell table:style-name="ce295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10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10" office:value-type="float" office:value="49" calcext:value-type="float">
            <text:p>49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10" office:value-type="float" office:value="49" calcext:value-type="float">
            <text:p>49</text:p>
          </table:table-cell>
          <table:table-cell table:style-name="ce220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16" office:value-type="float" office:value="56" calcext:value-type="float">
            <text:p>56</text:p>
          </table:table-cell>
          <table:table-cell table:style-name="ce226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35" office:value-type="float" office:value="64" calcext:value-type="float">
            <text:p>64</text:p>
          </table:table-cell>
          <table:table-cell table:style-name="ce299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10" office:value-type="float" office:value="56" calcext:value-type="float">
            <text:p>56</text:p>
          </table:table-cell>
          <table:table-cell table:style-name="ce220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32" office:value-type="float" office:value="64" calcext:value-type="float">
            <text:p>64</text:p>
          </table:table-cell>
          <table:table-cell table:style-name="ce25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39"/>
          <table:table-cell table:style-name="ce96"/>
          <table:table-cell table:style-name="ce239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Broadcast tower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10" office:value-type="float" office:value="56" calcext:value-type="float">
            <text:p>56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32" office:value-type="float" office:value="64" calcext:value-type="float">
            <text:p>64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17" office:value-type="float" office:value="57" calcext:value-type="float">
            <text:p>57</text:p>
          </table:table-cell>
          <table:table-cell table:style-name="ce22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36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10" office:value-type="float" office:value="57" calcext:value-type="float">
            <text:p>57</text:p>
          </table:table-cell>
          <table:table-cell table:style-name="ce220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96" office:value-type="string" calcext:value-type="string">
            <text:p>Fresh 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17" office:value-type="float" office:value="57" calcext:value-type="float">
            <text:p>57</text:p>
          </table:table-cell>
          <table:table-cell table:style-name="ce22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36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0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0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10" office:value-type="float" office:value="64" calcext:value-type="float">
            <text:p>64</text:p>
          </table:table-cell>
          <table:table-cell table:style-name="ce220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32" office:value-type="float" office:value="72" calcext:value-type="float">
            <text:p>72</text:p>
          </table:table-cell>
          <table:table-cell table:style-name="ce250" office:value-type="float" office:value="26" calcext:value-type="float">
            <text:p>26</text:p>
          </table:table-cell>
          <table:table-cell table:style-name="ce239"/>
          <table:table-cell table:style-name="ce96"/>
          <table:table-cell table:style-name="ce239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10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218" office:value-type="float" office:value="57" calcext:value-type="float">
            <text:p>57</text:p>
          </table:table-cell>
          <table:table-cell table:style-name="ce228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237" office:value-type="float" office:value="70" calcext:value-type="float">
            <text:p>70</text:p>
          </table:table-cell>
          <table:table-cell table:style-name="ce307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16" office:value-type="float" office:value="64" calcext:value-type="float">
            <text:p>64</text:p>
          </table:table-cell>
          <table:table-cell table:style-name="ce226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35" office:value-type="float" office:value="72" calcext:value-type="float">
            <text:p>72</text:p>
          </table:table-cell>
          <table:table-cell table:style-name="ce299" office:value-type="float" office:value="26" calcext:value-type="float">
            <text:p>26</text:p>
          </table:table-cell>
          <table:table-cell table:style-name="ce245" office:value-type="string" calcext:value-type="string">
            <text:p>Desert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10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10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10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218" office:value-type="float" office:value="64" calcext:value-type="float">
            <text:p>64</text:p>
          </table:table-cell>
          <table:table-cell table:style-name="ce228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237" office:value-type="float" office:value="72" calcext:value-type="float">
            <text:p>72</text:p>
          </table:table-cell>
          <table:table-cell table:style-name="ce307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217" office:value-type="float" office:value="71" calcext:value-type="float">
            <text:p>71</text:p>
          </table:table-cell>
          <table:table-cell table:style-name="ce227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236" office:value-type="float" office:value="79" calcext:value-type="float">
            <text:p>79</text:p>
          </table:table-cell>
          <table:table-cell table:style-name="ce303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10" office:value-type="float" office:value="75" calcext:value-type="float">
            <text:p>75</text:p>
          </table:table-cell>
          <table:table-cell table:style-name="ce220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32" office:value-type="float" office:value="83" calcext:value-type="float">
            <text:p>83</text:p>
          </table:table-cell>
          <table:table-cell table:style-name="ce250" office:value-type="float" office:value="29" calcext:value-type="float">
            <text:p>2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217" office:value-type="float" office:value="75" calcext:value-type="float">
            <text:p>75</text:p>
          </table:table-cell>
          <table:table-cell table:style-name="ce227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236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217" office:value-type="float" office:value="75" calcext:value-type="float">
            <text:p>75</text:p>
          </table:table-cell>
          <table:table-cell table:style-name="ce227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236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217" office:value-type="float" office:value="71" calcext:value-type="float">
            <text:p>71</text:p>
          </table:table-cell>
          <table:table-cell table:style-name="ce227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236" office:value-type="float" office:value="79" calcext:value-type="float">
            <text:p>79</text:p>
          </table:table-cell>
          <table:table-cell table:style-name="ce303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10"/>
          <table:table-cell table:style-name="ce220"/>
          <table:table-cell table:style-name="ce241"/>
          <table:table-cell table:style-name="ce232"/>
          <table:table-cell table:style-name="ce250"/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office:forms form:automatic-focus="false" form:apply-design-mode="false"/>
        <table:table-column table:style-name="co20" table:default-cell-style-name="ce334"/>
        <table:table-column table:style-name="co21" table:default-cell-style-name="ce334"/>
        <table:table-column table:style-name="co21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6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 style:data-style-name="N2" text:time-value="18:49:09.1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28T00:34:00.433000000</dc:date>
    <meta:editing-duration>P3DT44M39S</meta:editing-duration>
    <meta:editing-cycles>336</meta:editing-cycles>
    <meta:document-statistic meta:table-count="3" meta:cell-count="3340" meta:object-count="0"/>
  </office:meta>
</office:document-meta>
</file>